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justify"/>
    </style:style>
    <style:style style:name="T3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paragraph-properties fo:text-align="justify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16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17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8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9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20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21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22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23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24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1" style:parent-style-name="Default" style:list-style-name="LFO4" style:family="paragraph">
      <style:paragraph-properties fo:margin-bottom="0.1812in"/>
    </style:style>
    <style:style style:name="T32" style:parent-style-name="DefaultParagraphFont" style:family="text">
      <style:text-properties fo:font-size="11.5pt" style:font-size-asian="11.5pt" style:font-size-complex="11.5pt"/>
    </style:style>
    <style:style style:name="T33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34" style:parent-style-name="DefaultParagraphFont" style:family="text">
      <style:text-properties fo:font-size="11.5pt" style:font-size-asian="11.5pt" style:font-size-complex="11.5pt"/>
    </style:style>
    <style:style style:name="T35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36" style:parent-style-name="DefaultParagraphFont" style:family="text">
      <style:text-properties fo:font-size="11.5pt" style:font-size-asian="11.5pt" style:font-size-complex="11.5pt"/>
    </style:style>
    <style:style style:name="P37" style:parent-style-name="Default" style:list-style-name="LFO4" style:family="paragraph">
      <style:paragraph-properties fo:margin-bottom="0.1812in"/>
    </style:style>
    <style:style style:name="T38" style:parent-style-name="DefaultParagraphFont" style:family="text">
      <style:text-properties fo:font-size="11.5pt" style:font-size-asian="11.5pt" style:font-size-complex="11.5pt"/>
    </style:style>
    <style:style style:name="T39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40" style:parent-style-name="DefaultParagraphFont" style:family="text">
      <style:text-properties fo:font-size="11.5pt" style:font-size-asian="11.5pt" style:font-size-complex="11.5pt"/>
    </style:style>
    <style:style style:name="P41" style:parent-style-name="Default" style:list-style-name="LFO4" style:family="paragraph">
      <style:paragraph-properties fo:margin-bottom="0.1812in"/>
    </style:style>
    <style:style style:name="T42" style:parent-style-name="DefaultParagraphFont" style:family="text">
      <style:text-properties fo:font-size="11.5pt" style:font-size-asian="11.5pt" style:font-size-complex="11.5pt"/>
    </style:style>
    <style:style style:name="T43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44" style:parent-style-name="DefaultParagraphFont" style:family="text">
      <style:text-properties fo:font-size="11.5pt" style:font-size-asian="11.5pt" style:font-size-complex="11.5pt"/>
    </style:style>
    <style:style style:name="T45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46" style:parent-style-name="DefaultParagraphFont" style:family="text">
      <style:text-properties fo:font-size="11.5pt" style:font-size-asian="11.5pt" style:font-size-complex="11.5pt"/>
    </style:style>
    <style:style style:name="T47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48" style:parent-style-name="DefaultParagraphFont" style:family="text">
      <style:text-properties fo:font-size="11.5pt" style:font-size-asian="11.5pt" style:font-size-complex="11.5pt"/>
    </style:style>
    <style:style style:name="T49" style:parent-style-name="DefaultParagraphFont" style:family="text">
      <style:text-properties fo:font-size="11.5pt" style:font-size-asian="11.5pt" style:font-size-complex="11.5pt"/>
    </style:style>
    <style:style style:name="T50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51" style:parent-style-name="DefaultParagraphFont" style:family="text">
      <style:text-properties fo:font-size="11.5pt" style:font-size-asian="11.5pt" style:font-size-complex="11.5pt"/>
    </style:style>
    <style:style style:name="T52" style:parent-style-name="DefaultParagraphFont" style:family="text">
      <style:text-properties fo:font-size="11.5pt" style:font-size-asian="11.5pt" style:font-size-complex="11.5pt"/>
    </style:style>
    <style:style style:name="T53" style:parent-style-name="DefaultParagraphFont" style:family="text">
      <style:text-properties fo:font-size="11.5pt" style:font-size-asian="11.5pt" style:font-size-complex="11.5pt"/>
    </style:style>
    <style:style style:name="T54" style:parent-style-name="DefaultParagraphFont" style:family="text">
      <style:text-properties fo:font-size="11.5pt" style:font-size-asian="11.5pt" style:font-size-complex="11.5pt"/>
    </style:style>
    <style:style style:name="T55" style:parent-style-name="DefaultParagraphFont" style:family="text">
      <style:text-properties fo:font-size="11.5pt" style:font-size-asian="11.5pt" style:font-size-complex="11.5pt"/>
    </style:style>
    <style:style style:name="T56" style:parent-style-name="DefaultParagraphFont" style:family="text">
      <style:text-properties fo:font-size="11.5pt" style:font-size-asian="11.5pt" style:font-size-complex="11.5pt"/>
    </style:style>
    <style:style style:name="T57" style:parent-style-name="DefaultParagraphFont" style:family="text">
      <style:text-properties fo:font-size="11.5pt" style:font-size-asian="11.5pt" style:font-size-complex="11.5pt"/>
    </style:style>
    <style:style style:name="P58" style:parent-style-name="Default" style:list-style-name="LFO4" style:family="paragraph">
      <style:paragraph-properties fo:margin-bottom="0.1812in"/>
    </style:style>
    <style:style style:name="T59" style:parent-style-name="DefaultParagraphFont" style:family="text">
      <style:text-properties fo:font-size="11.5pt" style:font-size-asian="11.5pt" style:font-size-complex="11.5pt"/>
    </style:style>
    <style:style style:name="T60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61" style:parent-style-name="DefaultParagraphFont" style:family="text">
      <style:text-properties fo:font-size="11.5pt" style:font-size-asian="11.5pt" style:font-size-complex="11.5pt"/>
    </style:style>
    <style:style style:name="T62" style:parent-style-name="DefaultParagraphFont" style:family="text">
      <style:text-properties fo:font-size="11.5pt" style:font-size-asian="11.5pt" style:font-size-complex="11.5pt"/>
    </style:style>
    <style:style style:name="T63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64" style:parent-style-name="DefaultParagraphFont" style:family="text">
      <style:text-properties fo:font-size="11.5pt" style:font-size-asian="11.5pt" style:font-size-complex="11.5pt"/>
    </style:style>
    <style:style style:name="T65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66" style:parent-style-name="DefaultParagraphFont" style:family="text">
      <style:text-properties fo:font-size="11.5pt" style:font-size-asian="11.5pt" style:font-size-complex="11.5pt"/>
    </style:style>
    <style:style style:name="T67" style:parent-style-name="DefaultParagraphFont" style:family="text">
      <style:text-properties fo:font-size="11.5pt" style:font-size-asian="11.5pt" style:font-size-complex="11.5pt"/>
    </style:style>
    <style:style style:name="T68" style:parent-style-name="DefaultParagraphFont" style:family="text">
      <style:text-properties fo:font-size="11.5pt" style:font-size-asian="11.5pt" style:font-size-complex="11.5pt"/>
    </style:style>
    <style:style style:name="T69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70" style:parent-style-name="DefaultParagraphFont" style:family="text">
      <style:text-properties fo:font-size="11.5pt" style:font-size-asian="11.5pt" style:font-size-complex="11.5pt"/>
    </style:style>
    <style:style style:name="T71" style:parent-style-name="DefaultParagraphFont" style:family="text">
      <style:text-properties fo:font-size="11.5pt" style:font-size-asian="11.5pt" style:font-size-complex="11.5pt"/>
    </style:style>
    <style:style style:name="T72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73" style:parent-style-name="DefaultParagraphFont" style:family="text">
      <style:text-properties fo:font-size="11.5pt" style:font-size-asian="11.5pt" style:font-size-complex="11.5pt"/>
    </style:style>
    <style:style style:name="P74" style:parent-style-name="Default" style:list-style-name="LFO4" style:family="paragraph"/>
    <style:style style:name="T75" style:parent-style-name="DefaultParagraphFont" style:family="text">
      <style:text-properties fo:font-size="11.5pt" style:font-size-asian="11.5pt" style:font-size-complex="11.5pt"/>
    </style:style>
    <style:style style:name="T76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77" style:parent-style-name="DefaultParagraphFont" style:family="text">
      <style:text-properties fo:font-size="11.5pt" style:font-size-asian="11.5pt" style:font-size-complex="11.5pt"/>
    </style:style>
    <style:style style:name="T78" style:parent-style-name="DefaultParagraphFont" style:family="text">
      <style:text-properties fo:font-size="11.5pt" style:font-size-asian="11.5pt" style:font-size-complex="11.5pt"/>
    </style:style>
    <style:style style:name="T79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80" style:parent-style-name="DefaultParagraphFont" style:family="text">
      <style:text-properties fo:font-size="11.5pt" style:font-size-asian="11.5pt" style:font-size-complex="11.5pt"/>
    </style:style>
    <style:style style:name="T81" style:parent-style-name="DefaultParagraphFont" style:family="text">
      <style:text-properties fo:font-size="11.5pt" style:font-size-asian="11.5pt" style:font-size-complex="11.5pt"/>
    </style:style>
    <style:style style:name="P82" style:parent-style-name="Default" style:family="paragraph">
      <style:text-properties fo:font-size="11.5pt" style:font-size-asian="11.5pt" style:font-size-complex="11.5pt"/>
    </style:style>
    <style:style style:name="P8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4" style:parent-style-name="ListParagraph" style:list-style-name="LFO2" style:family="paragraph">
      <style:paragraph-properties fo:text-align="justify"/>
    </style:style>
    <style:style style:name="T85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86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87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88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89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91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P93" style:parent-style-name="ListParagraph" style:list-style-name="LFO2" style:family="paragraph">
      <style:paragraph-properties fo:text-align="justify"/>
    </style:style>
    <style:style style:name="T94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95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96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97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98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99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00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101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P102" style:parent-style-name="ListParagraph" style:list-style-name="LFO2" style:family="paragraph">
      <style:paragraph-properties fo:text-align="justify"/>
    </style:style>
    <style:style style:name="T103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04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105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06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07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109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P110" style:parent-style-name="ListParagraph" style:list-style-name="LFO2" style:family="paragraph">
      <style:paragraph-properties fo:text-align="justify"/>
    </style:style>
    <style:style style:name="T111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12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113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14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115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P116" style:parent-style-name="ListParagraph" style:list-style-name="LFO2" style:family="paragraph">
      <style:paragraph-properties fo:text-align="justify"/>
    </style:style>
    <style:style style:name="T1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8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1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20" style:parent-style-name="ListParagraph" style:list-style-name="LFO2" style:family="paragraph">
      <style:paragraph-properties fo:text-align="justify"/>
    </style:style>
    <style:style style:name="T121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22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123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  <style:style style:name="T124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125" style:parent-style-name="DefaultParagraphFont" style:family="text">
      <style:text-properties style:font-name="Arial" style:font-name-complex="Arial" fo:font-size="12pt" style:font-size-asian="12pt" style:font-size-complex="12pt" fo:language="en" fo:country="US"/>
    </style:style>
  </office:automatic-styles>
  <office:body>
    <office:text text:use-soft-page-breaks="true">
      <text:p text:style-name="P1">Requirements Analysis<text:s/>– MathGames<text:s/>DB</text:p>
      <text:p text:style-name="P2"><text:span text:style-name="T3">G7:</text:span><text:span text:style-name="T4"><text:s/></text:span><text:span text:style-name="T5"><text:tab/>Diogo Carvalho</text:span><text:span text:style-name="T6"><text:tab/>nmec: 92969</text:span></text:p>
      <text:p text:style-name="P7">Diogo Cunha<text:tab/><text:tab/>nmec: 95278</text:p>
      <text:p text:style-name="P8">Pedro Amaral<text:tab/>nmec: 93283</text:p>
      <text:p text:style-name="P9">Pedro Santos<text:tab/>nmec: 93221</text:p>
      <text:p text:style-name="P10">Rafael Baptista<text:tab/>nmec: 93367</text:p>
      <text:p text:style-name="P11">Ricardo Cruz<text:s/><text:tab/>nmec: 93118</text:p>
      <text:p text:style-name="P12"/>
      <text:p text:style-name="P13"><text:span text:style-name="T14">Proje</text:span><text:span text:style-name="T15">ct</text:span><text:span text:style-name="T16">:<text:s/></text:span><text:span text:style-name="T17">O</text:span><text:span text:style-name="T18">ur</text:span><text:span text:style-name="T19"><text:s/></text:span><text:span text:style-name="T20">proje</text:span><text:span text:style-name="T21">ct aims to create a web portal, a desktop application and a mobile application</text:span><text:span text:style-name="T22"><text:s/></text:span><text:span text:style-name="T23">that allow users to play several<text:s/></text:span><text:span text:style-name="T24">“jogos matemáticos” (</text:span><text:span text:style-name="T25">table games that<text:s/></text:span><text:span text:style-name="T26">involve</text:span><text:span text:style-name="T27"><text:s/>some strategy/reasoning)<text:s/></text:span><text:span text:style-name="T28">using a computer or a mobile device.</text:span><text:span text:style-name="T29"><text:s/></text:span><text:span text:style-name="T30">It should also be possible to create and manage virtual tournaments.</text:span></text:p>
      <text:list text:style-name="LFO4" text:continue-numbering="true">
        <text:list-item>
          <text:p text:style-name="P31"><text:span text:style-name="T32">A<text:s/></text:span><text:span text:style-name="T33">user</text:span><text:span text:style-name="T34"><text:s/>which must have an id, a username, an email, a password, an avatar, a global ranking, information if it is or is not an administrator, a rank for each<text:s/></text:span><text:span text:style-name="T35">game<text:s/></text:span><text:span text:style-name="T36">and N friends.<text:s/></text:span></text:p>
        </text:list-item>
        <text:list-item>
          <text:p text:style-name="P37"><text:span text:style-name="T38">A<text:s/></text:span><text:span text:style-name="T39">game</text:span><text:span text:style-name="T40"><text:s/>which must have an id, a name, a description and a recommended age.</text:span></text:p>
        </text:list-item>
        <text:list-item>
          <text:p text:style-name="P41"><text:span text:style-name="T42">A<text:s/></text:span><text:span text:style-name="T43">game match</text:span><text:span text:style-name="T44"><text:s/>which must include an id, a<text:s/></text:span><text:span text:style-name="T45">game</text:span><text:span text:style-name="T46">, two<text:s/></text:span><text:span text:style-name="T47">users</text:span><text:span text:style-name="T48"><text:s/></text:span><text:span text:style-name="T49">(player1 and player2), a winning<text:s/></text:span><text:span text:style-name="T50">user</text:span><text:span text:style-name="T51">, a current state, a<text:s/></text:span><text:span text:style-name="T52">counter</text:span><text:span text:style-name="T53"><text:s/>of<text:s/></text:span><text:span text:style-name="T54">moves</text:span><text:span text:style-name="T55"><text:s/>and a game type</text:span><text:span text:style-name="T56">.</text:span><text:span text:style-name="T57"><text:s/></text:span></text:p>
        </text:list-item>
        <text:list-item>
          <text:p text:style-name="P58"><text:span text:style-name="T59">A</text:span><text:span text:style-name="T60"><text:s/>tournament</text:span><text:span text:style-name="T61"><text:s/>which</text:span><text:span text:style-name="T62"><text:s/>must have an id, a creator<text:s/></text:span><text:span text:style-name="T63">user</text:span><text:span text:style-name="T64">, a name, a<text:s/></text:span><text:span text:style-name="T65">game</text:span><text:span text:style-name="T66">,<text:s/></text:span><text:span text:style-name="T67">a</text:span><text:span text:style-name="T68"><text:s/>max number of participants, information if it is private/public, a password, N participating<text:s/></text:span><text:span text:style-name="T69">users</text:span><text:span text:style-name="T70"><text:s/>(with information if it has already been eliminated)</text:span><text:span text:style-name="T71"><text:s/>and a winning<text:s/></text:span><text:span text:style-name="T72">user</text:span><text:span text:style-name="T73">.<text:s/></text:span></text:p>
        </text:list-item>
        <text:list-item>
          <text:p text:style-name="P74"><text:span text:style-name="T75">A<text:s/></text:span><text:span text:style-name="T76">banned user<text:s/></text:span><text:span text:style-name="T77">which must have the reason<text:s/></text:span><text:span text:style-name="T78">said<text:s/></text:span><text:span text:style-name="T79">user</text:span><text:span text:style-name="T80"><text:s/>was ba</text:span><text:span text:style-name="T81">nned.</text:span></text:p>
        </text:list-item>
      </text:list>
      <text:p text:style-name="P82"/>
      <text:p text:style-name="P83">The system must also respect the follow integrity restrictions:</text:p>
      <text:list text:style-name="LFO2" text:continue-numbering="true">
        <text:list-item>
          <text:p text:style-name="P84"><text:span text:style-name="T85">In each<text:s/></text:span><text:span text:style-name="T86">Tournament</text:span><text:span text:style-name="T87"><text:s/>there cannot be more pa</text:span><text:span text:style-name="T88">rticipating</text:span><text:span text:style-name="T89"><text:s/></text:span><text:span text:style-name="T90">users</text:span><text:span text:style-name="T91"><text:s/></text:span><text:span text:style-name="T92">than the max number of participants.</text:span></text:p>
        </text:list-item>
        <text:list-item>
          <text:p text:style-name="P93"><text:span text:style-name="T94">In a<text:s/></text:span><text:span text:style-name="T95">game math</text:span><text:span text:style-name="T96">, the 2<text:s/></text:span><text:span text:style-name="T97">users</text:span><text:span text:style-name="T98"><text:s/>participating in it cannot be the sa</text:span><text:span text:style-name="T99">me<text:s/></text:span><text:span text:style-name="T100">user</text:span><text:span text:style-name="T101">.</text:span></text:p>
        </text:list-item>
        <text:list-item>
          <text:p text:style-name="P102"><text:span text:style-name="T103">In local<text:s/></text:span><text:span text:style-name="T104">game matches</text:span><text:span text:style-name="T105">, the<text:s/></text:span><text:span text:style-name="T106">second</text:span><text:span text:style-name="T107"><text:s/>user</text:span><text:span text:style-name="T108"><text:s/></text:span><text:span text:style-name="T109">must be always null.</text:span></text:p>
        </text:list-item>
        <text:list-item>
          <text:p text:style-name="P110"><text:span text:style-name="T111">The winner of a<text:s/></text:span><text:span text:style-name="T112">match</text:span><text:span text:style-name="T113"><text:s/>must be one of the<text:s/></text:span><text:span text:style-name="T114">users</text:span><text:span text:style-name="T115"><text:s/>that played it.</text:span></text:p>
        </text:list-item>
        <text:list-item>
          <text:p text:style-name="P116"><text:span text:style-name="T117">In a<text:s/></text:span><text:span text:style-name="T118">tournament</text:span><text:span text:style-name="T119">, the max number of participants must be 2^n, n&gt;1.</text:span></text:p>
        </text:list-item>
        <text:list-item>
          <text:p text:style-name="P120"><text:span text:style-name="T121">In a<text:s/></text:span><text:span text:style-name="T122">friends</text:span><text:span text:style-name="T123"><text:s/>relation, the<text:s/></text:span><text:span text:style-name="T124">users</text:span><text:span text:style-name="T125"><text:s/>cannot be the sam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="Arial" style:font-name-asian="Calibri" style:font-name-complex="Arial" fo:color="#000000" fo:font-size="12pt" style:font-size-asian="12pt" style:font-size-complex="12pt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Arial" style:font-name-complex="Arial" fo:font-size="12pt" style:font-size-asian="12pt" style:font-size-complex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</meta:initial-creator>
    <dc:creator>pedro</dc:creator>
    <meta:creation-date>2021-03-26T18:01:00Z</meta:creation-date>
    <dc:date>2021-04-12T15:03:00Z</dc:date>
    <meta:template xlink:href="Normal.dotm" xlink:type="simple"/>
    <meta:editing-cycles>17</meta:editing-cycles>
    <meta:editing-duration>PT8160S</meta:editing-duration>
    <meta:document-statistic meta:page-count="1" meta:paragraph-count="3" meta:word-count="252" meta:character-count="1690" meta:row-count="12" meta:non-whitespace-character-count="1441"/>
  </office:meta>
</office:document-meta>
</file>